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B00000052DD793ACBBCF82F16.png" manifest:media-type="image/png"/>
  <manifest:file-entry manifest:full-path="Pictures/10000201000002310000002F79F49AB8BBE92DD9.png" manifest:media-type="image/png"/>
  <manifest:file-entry manifest:full-path="Pictures/1000020100000107000000267EADBD43999B9611.png" manifest:media-type="image/png"/>
  <manifest:file-entry manifest:full-path="Pictures/100002010000018F0000005C8122FA394F8196A5.png" manifest:media-type="image/png"/>
  <manifest:file-entry manifest:full-path="Pictures/1000020100000266000000A6C9CBF3A1C679D503.png" manifest:media-type="image/png"/>
  <manifest:file-entry manifest:full-path="Pictures/10000201000001D30000001D64499DBEF04C01A0.png" manifest:media-type="image/png"/>
  <manifest:file-entry manifest:full-path="Pictures/10000201000000F800000025C556D0DD32028B90.png" manifest:media-type="image/png"/>
  <manifest:file-entry manifest:full-path="Pictures/100002010000019C0000001D2A7D9187C1C16CE5.png" manifest:media-type="image/png"/>
  <manifest:file-entry manifest:full-path="Pictures/100002010000020A0000002858D95A9F2F206DE4.png" manifest:media-type="image/png"/>
  <manifest:file-entry manifest:full-path="Pictures/100002010000021E0000001ED10D5ECA99DC12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" style:family="graphic" style:parent-style-name="standard">
      <style:graphic-properties svg:stroke-color="#ce181e" draw:fill="none" draw:opacity="100%" draw:opacity-name="Transparency_20_1" draw:textarea-horizontal-align="justify" draw:textarea-vertical-align="middle" draw:auto-grow-height="false" fo:min-height="11.434cm" fo:min-width="15.81cm"/>
    </style:style>
    <style:style style:name="gr4" style:family="graphic" style:parent-style-name="standard">
      <style:graphic-properties draw:stroke="solid" svg:stroke-color="#ce181e" draw:fill="none" draw:fill-color="#ffffff" draw:textarea-horizontal-align="left" draw:auto-grow-height="true" draw:auto-grow-width="false" fo:min-height="0.949cm" fo:min-width="0cm"/>
    </style:style>
    <style:style style:name="gr5" style:family="graphic" style:parent-style-name="standard">
      <style:graphic-properties draw:stroke="solid" svg:stroke-color="#ce181e" draw:fill="none" draw:fill-color="#ffffff" draw:textarea-horizontal-align="left" draw:auto-grow-height="true" draw:auto-grow-width="false" fo:min-height="3.066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ce181e" fo:font-size="12pt" style:font-size-asian="12pt" style:font-size-complex="12pt"/>
    </style:style>
    <style:style style:name="P3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4" style:family="paragraph">
      <loext:graphic-properties draw:fill="none" draw:opacity="100%" draw:opacity-name="Transparency_20_1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355cm" svg:height="0.766cm" svg:x="8.281cm" svg:y="0.504cm">
          <draw:image xlink:href="Pictures/10000201000001D30000001D64499DBEF04C01A0.png" xlink:type="simple" xlink:show="embed" xlink:actuate="onLoad">
            <text:p/>
          </draw:image>
        </draw:frame>
        <draw:frame draw:style-name="gr2" draw:text-style-name="P3" draw:layer="layout" svg:width="2.513cm" svg:height="1.27cm" svg:x="2.54cm" svg:y="1.27cm">
          <draw:text-box>
            <text:p text:style-name="P2">top: 40</text:p>
          </draw:text-box>
        </draw:frame>
        <draw:frame draw:style-name="gr1" draw:text-style-name="P1" draw:layer="layout" svg:width="16.244cm" svg:height="4.391cm" svg:x="4.58cm" svg:y="2.338cm">
          <draw:image xlink:href="Pictures/1000020100000266000000A6C9CBF3A1C679D503.png" xlink:type="simple" xlink:show="embed" xlink:actuate="onLoad">
            <text:p/>
          </draw:image>
        </draw:frame>
        <draw:frame draw:style-name="gr1" draw:text-style-name="P1" draw:layer="layout" svg:width="13.81cm" svg:height="1.057cm" svg:x="4.748cm" svg:y="8.22cm">
          <draw:image xlink:href="Pictures/100002010000020A0000002858D95A9F2F206DE4.png" xlink:type="simple" xlink:show="embed" xlink:actuate="onLoad">
            <text:p/>
          </draw:image>
        </draw:frame>
        <draw:frame draw:style-name="gr1" draw:text-style-name="P1" draw:layer="layout" svg:width="14.339cm" svg:height="0.793cm" svg:x="4.887cm" svg:y="10.175cm">
          <draw:image xlink:href="Pictures/100002010000021E0000001ED10D5ECA99DC120A.png" xlink:type="simple" xlink:show="embed" xlink:actuate="onLoad">
            <text:p/>
          </draw:image>
        </draw:frame>
        <draw:frame draw:style-name="gr1" draw:text-style-name="P1" draw:layer="layout" svg:width="6.561cm" svg:height="0.978cm" svg:x="4.945cm" svg:y="11.538cm">
          <draw:image xlink:href="Pictures/10000201000000F800000025C556D0DD32028B90.png" xlink:type="simple" xlink:show="embed" xlink:actuate="onLoad">
            <text:p/>
          </draw:image>
        </draw:frame>
        <draw:frame draw:style-name="gr1" draw:text-style-name="P1" draw:layer="layout" svg:width="10.9cm" svg:height="0.766cm" svg:x="5.024cm" svg:y="12.962cm">
          <draw:image xlink:href="Pictures/100002010000019C0000001D2A7D9187C1C16CE5.png" xlink:type="simple" xlink:show="embed" xlink:actuate="onLoad">
            <text:p/>
          </draw:image>
        </draw:frame>
        <draw:frame draw:style-name="gr1" draw:text-style-name="P1" draw:layer="layout" svg:width="6.958cm" svg:height="1.004cm" svg:x="5.156cm" svg:y="16.348cm">
          <draw:image xlink:href="Pictures/1000020100000107000000267EADBD43999B9611.png" xlink:type="simple" xlink:show="embed" xlink:actuate="onLoad">
            <text:p/>
          </draw:image>
        </draw:frame>
        <draw:frame draw:style-name="gr1" draw:text-style-name="P1" draw:layer="layout" svg:width="14.842cm" svg:height="1.243cm" svg:x="5.4cm" svg:y="17.391cm">
          <draw:image xlink:href="Pictures/10000201000002310000002F79F49AB8BBE92DD9.png" xlink:type="simple" xlink:show="embed" xlink:actuate="onLoad">
            <text:p/>
          </draw:image>
        </draw:frame>
        <draw:frame draw:style-name="gr1" draw:text-style-name="P1" draw:layer="layout" svg:width="10.556cm" svg:height="2.433cm" svg:x="6.018cm" svg:y="20.65cm">
          <draw:image xlink:href="Pictures/100002010000018F0000005C8122FA394F8196A5.png" xlink:type="simple" xlink:show="embed" xlink:actuate="onLoad">
            <text:p/>
          </draw:image>
        </draw:frame>
        <draw:frame draw:style-name="gr1" draw:text-style-name="P1" draw:layer="layout" svg:width="10.027cm" svg:height="2.169cm" svg:x="6.526cm" svg:y="25.146cm">
          <draw:image xlink:href="Pictures/100002010000017B00000052DD793ACBBCF82F16.png" xlink:type="simple" xlink:show="embed" xlink:actuate="onLoad">
            <text:p/>
          </draw:image>
        </draw:frame>
        <draw:custom-shape draw:style-name="gr3" draw:text-style-name="P4" draw:layer="layout" svg:width="16.31cm" svg:height="11.684cm" svg:x="4.318cm" svg:y="7.96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13cm" svg:height="1.27cm" svg:x="4.081cm" svg:y="7.314cm">
          <draw:text-box>
            <text:p text:style-name="P2">top: 30</text:p>
          </draw:text-box>
        </draw:frame>
        <draw:frame draw:style-name="gr4" draw:text-style-name="P3" draw:layer="layout" svg:width="18.714cm" svg:height="1.199cm" svg:x="0.082cm" svg:y="8.314cm">
          <draw:text-box>
            <text:p text:style-name="P2">top: 18.7667</text:p>
            <text:p text:style-name="P2">bottom: 18.7557</text:p>
          </draw:text-box>
        </draw:frame>
        <draw:frame draw:style-name="gr2" draw:text-style-name="P3" draw:layer="layout" svg:width="2.513cm" svg:height="1.27cm" svg:x="4.082cm" svg:y="19.714cm">
          <draw:text-box>
            <text:p text:style-name="P2">bottom: 50</text:p>
          </draw:text-box>
        </draw:frame>
        <draw:frame draw:style-name="gr4" draw:text-style-name="P3" draw:layer="layout" svg:width="19.476cm" svg:height="1.199cm" svg:x="0.082cm" svg:y="9.915cm">
          <draw:text-box>
            <text:p text:style-name="P2">top: 0</text:p>
            <text:p text:style-name="P2">bottom: 0</text:p>
          </draw:text-box>
        </draw:frame>
        <draw:frame draw:style-name="gr5" draw:text-style-name="P3" draw:layer="layout" svg:width="19.476cm" svg:height="3.316cm" svg:x="0.082cm" svg:y="11.416cm">
          <draw:text-box>
            <text:p text:style-name="P2">top: 16</text:p>
            <text:p text:style-name="P2">bottom: 16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4cm" presentation:class="title" presentation:placeholder="true">
        <draw:text-box/>
      </draw:frame>
      <draw:frame presentation:style-name="Default-outline1" draw:layer="backgroundobjects" svg:width="19.43cm" svg:height="16.203cm" svg:x="1.079cm" svg:y="6.537cm" presentation:class="outline" presentation:placeholder="true">
        <draw:text-box/>
      </draw:frame>
      <draw:frame presentation:style-name="Mpr1" draw:text-style-name="MP2" draw:layer="backgroundobjects" svg:width="5.03cm" svg:height="1.925cm" svg:x="1.079cm" svg:y="25.4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843cm" svg:height="1.925cm" svg:x="7.383cm" svg:y="25.4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03cm" svg:height="1.925cm" svg:x="15.48cm" svg:y="25.4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0:33:32.292990170</meta:creation-date>
    <dc:date>2019-01-16T17:50:41.444372759</dc:date>
    <meta:editing-duration>PT6H55M46S</meta:editing-duration>
    <meta:editing-cycles>4</meta:editing-cycles>
    <meta:generator>LibreOffice/6.0.7.3$Linux_X86_64 LibreOffice_project/00m0$Build-3</meta:generator>
    <meta:document-statistic meta:object-count="40"/>
  </office:meta>
</office:document-meta>
</file>